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6e4a9" officeooo:paragraph-rsid="0006e4a9" style:font-size-asian="15.75pt" style:font-size-complex="18pt"/>
    </style:style>
    <style:style style:name="P2" style:family="paragraph" style:parent-style-name="Standard">
      <style:text-properties fo:font-size="18pt" officeooo:rsid="0008e45c" officeooo:paragraph-rsid="0008e45c" style:font-size-asian="15.75pt" style:font-size-complex="18pt"/>
    </style:style>
    <style:style style:name="P3" style:family="paragraph" style:parent-style-name="Standard">
      <style:text-properties fo:font-size="18pt" officeooo:rsid="0009f77c" officeooo:paragraph-rsid="0009f77c" style:font-size-asian="15.75pt" style:font-size-complex="18pt"/>
    </style:style>
    <style:style style:name="P4" style:family="paragraph" style:parent-style-name="Standard">
      <style:text-properties fo:font-size="18pt" officeooo:rsid="000bbde6" officeooo:paragraph-rsid="000bbde6" style:font-size-asian="15.75pt" style:font-size-complex="18pt"/>
    </style:style>
    <style:style style:name="P5" style:family="paragraph" style:parent-style-name="Standard">
      <style:text-properties fo:font-size="18pt" officeooo:rsid="000da425" officeooo:paragraph-rsid="000da425" style:font-size-asian="15.75pt" style:font-size-complex="18pt"/>
    </style:style>
    <style:style style:name="P6" style:family="paragraph" style:parent-style-name="Standard">
      <style:text-properties fo:font-size="18pt" officeooo:rsid="000efd7b" officeooo:paragraph-rsid="000efd7b" style:font-size-asian="15.75pt" style:font-size-complex="18pt"/>
    </style:style>
    <style:style style:name="P7" style:family="paragraph" style:parent-style-name="Standard">
      <style:text-properties fo:font-size="18pt" officeooo:rsid="000f4be4" officeooo:paragraph-rsid="000f4be4" style:font-size-asian="15.75pt" style:font-size-complex="18pt"/>
    </style:style>
    <style:style style:name="P8" style:family="paragraph" style:parent-style-name="Standard">
      <style:text-properties fo:font-size="18pt" officeooo:rsid="001073f2" officeooo:paragraph-rsid="001073f2" style:font-size-asian="15.75pt" style:font-size-complex="18pt"/>
    </style:style>
    <style:style style:name="P9" style:family="paragraph" style:parent-style-name="Standard">
      <style:text-properties fo:font-size="18pt" officeooo:rsid="00131b54" officeooo:paragraph-rsid="00131b54" style:font-size-asian="15.75pt" style:font-size-complex="18pt"/>
    </style:style>
    <style:style style:name="P10" style:family="paragraph" style:parent-style-name="Standard">
      <style:text-properties fo:font-size="18pt" officeooo:rsid="00131b54" officeooo:paragraph-rsid="00131b54" style:font-size-asian="15.75pt" style:font-size-complex="18pt"/>
    </style:style>
    <style:style style:name="P11" style:family="paragraph" style:parent-style-name="Standard">
      <style:text-properties fo:font-size="18pt" officeooo:rsid="00131b54" officeooo:paragraph-rsid="001520b6" style:font-size-asian="15.75pt" style:font-size-complex="18pt"/>
    </style:style>
    <style:style style:name="P12" style:family="paragraph" style:parent-style-name="Standard">
      <style:text-properties fo:font-size="18pt" officeooo:rsid="00131b54" officeooo:paragraph-rsid="000f4be4" style:font-size-asian="15.75pt" style:font-size-complex="18pt"/>
    </style:style>
    <style:style style:name="P13" style:family="paragraph" style:parent-style-name="Standard">
      <style:text-properties officeooo:paragraph-rsid="001520b6"/>
    </style:style>
    <style:style style:name="T1" style:family="text">
      <style:text-properties officeooo:rsid="0009f77c"/>
    </style:style>
    <style:style style:name="T2" style:family="text">
      <style:text-properties officeooo:rsid="000f4be4"/>
    </style:style>
    <style:style style:name="T3" style:family="text">
      <style:text-properties fo:font-size="20pt" fo:language="en" fo:country="US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n settign up ros , the ROS_DOMAIN_ID varia<text:span text:style-name="T2">ble is set to 10 </text:span></text:p>
      <text:p text:style-name="P1"/>
      <text:p text:style-name="P2">in a node , we create multiple subscribers , each of which subcribe to different topics . A single publisher can publish to one topic only , however a node can have many publishers ,each publishing to different <text:span text:style-name="T1">topic.</text:span></text:p>
      <text:p text:style-name="P2"/>
      <text:p text:style-name="P3">Ros2 node list </text:p>
      <text:p text:style-name="P3">Ros2 node info &lt;node_name&gt; <text:s/>: for information abt nodes</text:p>
      <text:p text:style-name="P3">ros2 topic list -t <text:s text:c="11"/># -t : used to know the type of message</text:p>
      <text:p text:style-name="P3">to know what is published on a topic : ros2 topic echo &lt;topic_name&gt;</text:p>
      <text:p text:style-name="P3">to know what is the structure of data of <text:s/>a particular messgae : ros2 interface show &lt;type of topic &gt;</text:p>
      <text:p text:style-name="P4">to view the rate at which data is published to a topic : eg =&gt; <text:s/>ros2 topic hz &lt;/turtle1/pose&gt;</text:p>
      <text:p text:style-name="P4">we can also set the rate at which data shd be published to a topic .</text:p>
      <text:p text:style-name="P5">Ros2 param list <text:s/>: for parameters associated with nodes ;</text:p>
      <text:p text:style-name="P5">we can get and set the parameters : ros2 param get &lt;node&gt; &lt;parameter type&gt; </text:p>
      <text:p text:style-name="P5">ros2 param set &lt;node&gt; &lt;parameter type&gt; &lt;value to set&gt;</text:p>
      <text:p text:style-name="P6">ros2 param dump &lt;node name&gt; : save a file with the values of paramters set now , for using in future </text:p>
      <text:p text:style-name="P6">to use the saved file : <text:s/>ros2 param load &lt;node_name&gt; &lt;parameter_file&gt;</text:p>
      <text:p text:style-name="P6"/>
      <text:p text:style-name="P6">echo "export ROS_DOMAIN_ID=<text:span text:style-name="T2">10</text:span>" &gt;&gt; ~/.bashrc</text:p>
      <text:p text:style-name="P7">i have set the domain id for my ros2 = 10</text:p>
      <text:p text:style-name="P7"/>
      <text:p text:style-name="P12"/>
      <text:p text:style-name="P9"/>
      <text:p text:style-name="P11"><text:span text:style-name="T3"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1T10:43:03.309189857</meta:creation-date>
    <dc:date>2024-08-08T14:10:01.117411982</dc:date>
    <meta:editing-duration>P1DT20H24M1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26" meta:character-count="1184" meta:non-whitespace-character-count="954"/>
  </office:meta>
</office:document-meta>
</file>